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56d7f" officeooo:paragraph-rsid="00056d7f"/>
    </style:style>
    <style:style style:name="P2" style:family="paragraph" style:parent-style-name="Standard">
      <style:text-properties officeooo:rsid="00056d7f" officeooo:paragraph-rsid="00056d7f"/>
    </style:style>
    <style:style style:name="P3" style:family="paragraph" style:parent-style-name="Standard">
      <style:text-properties officeooo:rsid="00056d7f" officeooo:paragraph-rsid="000d6441"/>
    </style:style>
    <style:style style:name="P4" style:family="paragraph" style:parent-style-name="Standard">
      <style:text-properties officeooo:rsid="000a47bb" officeooo:paragraph-rsid="000a47bb"/>
    </style:style>
    <style:style style:name="P5" style:family="paragraph" style:parent-style-name="Standard">
      <style:text-properties officeooo:rsid="000d6441" officeooo:paragraph-rsid="000d6441"/>
    </style:style>
    <style:style style:name="P6" style:family="paragraph" style:parent-style-name="Standard" style:list-style-name="L1">
      <style:text-properties officeooo:rsid="000f3823" officeooo:paragraph-rsid="000f3823"/>
    </style:style>
    <style:style style:name="P7" style:family="paragraph" style:parent-style-name="Standard" style:list-style-name="L1">
      <style:text-properties officeooo:rsid="000fa989" officeooo:paragraph-rsid="000fa989"/>
    </style:style>
    <style:style style:name="T1" style:family="text">
      <style:text-properties officeooo:rsid="0006985a"/>
    </style:style>
    <style:style style:name="T2" style:family="text">
      <style:text-properties officeooo:rsid="000adccb"/>
    </style:style>
    <style:style style:name="T3" style:family="text">
      <style:text-properties officeooo:rsid="000f3823"/>
    </style:style>
    <style:style style:name="T4" style:family="text">
      <style:text-properties officeooo:rsid="000fa989"/>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 Charge</text:p>
      <text:p text:style-name="P1"/>
      <text:p text:style-name="P3">Objectif:</text:p>
      <text:p text:style-name="P3"><text:span text:style-name="T1">Le chatbot intitulé «UBbot Assist Xxx» est un assistant virtuel conçu pour des étudiants et par des étudiants pour offrir plus (d’avantages) d’assistance virtuel au sein de l’Université de Bordeaux, ce projet est là dans le cadre de l’</text:span><text:a xlink:type="simple" xlink:href="http://lstinfo.emi.u-bordeaux.fr/wiki/doku.php?id=projettechl3#projets_technologiques_-_licence_3_informatique" text:style-name="Internet_20_link" text:visited-style-name="Visited_20_Internet_20_Link"><text:span text:style-name="T1">UE – Projet technologique Chatbot</text:span></text:a><text:span text:style-name="T1"> mais également pour valoriser l’innovation numérique au sein de l’Université.</text:span></text:p>
      <text:p text:style-name="P1"/>
      <text:p text:style-name="P4">UBbot Assist est un assistant qui permet <text:span text:style-name="T2">de facilité l’acces à l’ensemble des offres de formations proposé par l’Université, a destination des nouveaux étudiant(e)s qui feront le grand et modeste choix de leur projet d’études. Mais également pour les anciens étudiants et même accessible tout simplement aux visiteurs en essayant de mieux repondre aux attentes de tou(te)s <text:s/>24h/24 et 7j/7</text:span></text:p>
      <text:p text:style-name="P1"/>
      <text:p text:style-name="P1"/>
      <text:p text:style-name="P1">Outils (décrire les outils et les taches) :</text:p>
      <text:p text:style-name="P5">Notre choix s’est porter sur Ibm Watson Assistant qui est un outil qui facilite la création de chatbot car il dispose d’une interface graphique facile à manier et ne nécessitant <text:span text:style-name="T3">pas</text:span> forcement des connaissances dans le domaine du développement mais aussi disposant d’une documentation <text:s/>accessible à tous.</text:p>
      <text:p text:style-name="P3"/>
      <text:p text:style-name="P1"/>
      <text:p text:style-name="P1">Planning de travail (temps, ordre de priorité)</text:p>
      <text:list xml:id="list5268325084192634491" text:style-name="L1">
        <text:list-item>
          <text:p text:style-name="P6">Cahier des charges</text:p>
        </text:list-item>
        <text:list-item>
          <text:p text:style-name="P6">Création des « Intents » et « Entities »</text:p>
        </text:list-item>
        <text:list-item>
          <text:p text:style-name="P6">Construction du dialogue ie la liaison des « <text:span text:style-name="T4">intents »</text:span></text:p>
        </text:list-item>
        <text:list-item>
          <text:p text:style-name="P7">Mise en place d’un site</text:p>
        </text:list-item>
        <text:list-item>
          <text:p text:style-name="P7">Déployement.</text:p>
        </text:list-item>
      </text:list>
      <text:p text:style-name="P1"/>
      <text:p text:style-name="P1">Justification de techno</text:p>
      <text:p text:style-name="P1"/>
      <text:p text:style-name="P1">Quelques exemple d’usages (Exemple de question, de retour)</text:p>
      <text:p text:style-name="P1"/>
      <text:p text:style-name="P1">Le coût / Niveau d’étude (Fonction de gens qui peuvent les utiliser)</text:p>
      <text:p text:style-name="P1"/>
      <text:p text:style-name="P1">Besoin fonctionnel et non fonctionnel </text:p>
      <text:p text:style-name="P1"/>
      <text:p text:style-name="P1">Faire le diagramme de Gran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5:34:14.353933381</meta:creation-date>
    <dc:date>2020-01-25T16:45:46.989543156</dc:date>
    <meta:editing-duration>PT25M28S</meta:editing-duration>
    <meta:editing-cycles>7</meta:editing-cycles>
    <meta:generator>LibreOffice/5.2.7.2$Linux_X86_64 LibreOffice_project/20m0$Build-2</meta:generator>
    <meta:document-statistic meta:table-count="0" meta:image-count="0" meta:object-count="0" meta:page-count="1" meta:paragraph-count="17" meta:word-count="244" meta:character-count="1523" meta:non-whitespace-character-count="1297"/>
  </office:meta>
</office:document-meta>
</file>